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auto" style:writing-mode="rl-tb"/>
      <style:text-properties officeooo:rsid="002052c7" officeooo:paragraph-rsid="0021c068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2052c7" officeooo:paragraph-rsid="0021c068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21c068" officeooo:paragraph-rsid="0021c068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221c07" officeooo:paragraph-rsid="00221c07"/>
    </style:style>
    <style:style style:name="P5" style:family="paragraph" style:parent-style-name="Standard">
      <style:paragraph-properties fo:text-align="start" style:justify-single-word="false" style:writing-mode="rl-tb"/>
      <style:text-properties officeooo:rsid="00221c07" officeooo:paragraph-rsid="00221c07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231bbc" officeooo:paragraph-rsid="00231bbc"/>
    </style:style>
    <style:style style:name="P7" style:family="paragraph" style:parent-style-name="Standard">
      <style:paragraph-properties fo:text-align="start" style:justify-single-word="false" style:writing-mode="rl-tb"/>
      <style:text-properties officeooo:rsid="00231bbc" officeooo:paragraph-rsid="00231bbc"/>
    </style:style>
    <style:style style:name="P8" style:family="paragraph" style:parent-style-name="Preformatted_20_Text">
      <style:paragraph-properties fo:margin-top="0in" fo:margin-bottom="0.2083in" loext:contextual-spacing="false" style:line-height-at-least="0.2083in" fo:orphans="2" fo:widows="2" fo:padding="0.198in" fo:border="0.06pt solid #e3e3e3"/>
    </style:style>
    <style:style style:name="P9" style:family="paragraph" style:parent-style-name="Preformatted_20_Text">
      <style:paragraph-properties fo:text-align="start" style:justify-single-word="false" style:writing-mode="rl-tb"/>
      <style:text-properties officeooo:rsid="002052c7" officeooo:paragraph-rsid="0021c068"/>
    </style:style>
    <style:style style:name="T1" style:family="text">
      <style:text-properties officeooo:rsid="0021c068"/>
    </style:style>
    <style:style style:name="T2" style:family="text">
      <style:text-properties fo:font-variant="normal" fo:text-transform="none" fo:color="#48484c" style:font-name="Monaco" fo:font-size="9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93a1a1" style:font-name="Monaco" fo:font-size="9pt" fo:letter-spacing="normal" fo:font-style="normal" fo:font-weight="normal" fo:background-color="transparent" loext:char-shading-value="0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نصب :</text:span></text:p>
      <text:p text:style-name="P2"/>
      <text:p text:style-name="P9"><text:span text:style-name="Source_20_Text"><text:span text:style-name="T2">pip install djangorestframework</text:span></text:span></text:p>
      <text:p text:style-name="P8"><text:span text:style-name="Source_20_Text"><text:span text:style-name="T2">pip install markdown <text:s text:c="4"/></text:span></text:span></text:p>
      <text:p text:style-name="P8"><text:span text:style-name="Source_20_Text"><text:span text:style-name="T2">pip install django</text:span></text:span><text:span text:style-name="Source_20_Text"><text:span text:style-name="T3">-</text:span></text:span><text:span text:style-name="Source_20_Text"><text:span text:style-name="T2">filter <text:s/></text:span></text:span></text:p>
      <text:p text:style-name="P2"/>
      <text:p text:style-name="P3">این دوتای زیری هم طبق اسناد خود فریم ورک باید باهاش نصب شوند.</text:p>
      <text:p text:style-name="P3"/>
      <text:p text:style-name="P4">افزودن به appهای نصب شده:<text:line-break/><text:line-break/></text:p>
      <text:p text:style-name="P5"><text:s text:c="4"/>'rest_framework',</text:p>
      <text:p text:style-name="P6">در فایل views.py <text:s/>یک class base view درست می کنیم :<text:line-break/><text:line-break/></text:p>
      <text:p text:style-name="P7">from rest_framework.views import APIView</text:p>
      <text:p text:style-name="P7">from rest_framework.response import Response</text:p>
      <text:p text:style-name="P7"/>
      <text:p text:style-name="P7">class <text:s/>HelloApiView(APIView):</text:p>
      <text:p text:style-name="P7"><text:s text:c="4"/>def get(self, request, format=None):</text:p>
      <text:p text:style-name="P7"><text:s text:c="8"/>an_apiview = [</text:p>
      <text:p text:style-name="P7"><text:s text:c="12"/>'Uses HTTP methods ',</text:p>
      <text:p text:style-name="P7"><text:s text:c="12"/>'its like tradishionadl django view'</text:p>
      <text:p text:style-name="P7"><text:s text:c="8"/>]</text:p>
      <text:p text:style-name="P7"/>
      <text:p text:style-name="P7"><text:s text:c="8"/>return Response({'message': ' hello', 'an_apiview': an_apiview})</text:p>
      <text:p text:style-name="P7"><text:soft-page-break/></text:p>
      <text:p text:style-name="P6">انگاه در urls.py هم یک url تدارک می بینیم:</text:p>
      <text:p text:style-name="P6"/>
      <text:p text:style-name="P7"><text:s text:c="5"/>url(r'^test$', views.HelloApiView.as_view())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12</meta:editing-cycles>
    <meta:creation-date>2017-06-01T07:12:00</meta:creation-date>
    <dc:date>2017-11-01T13:12:30.919193861</dc:date>
    <meta:editing-duration>PT3H17M37S</meta:editing-duration>
    <meta:generator>LibreOffice/5.1.6.2$Linux_X86_64 LibreOffice_project/10m0$Build-2</meta:generator>
    <meta:document-statistic meta:table-count="0" meta:image-count="0" meta:object-count="0" meta:page-count="2" meta:paragraph-count="19" meta:word-count="85" meta:character-count="678" meta:non-whitespace-character-count="5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